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TextUtil.isMultiByteFo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TextUtil.ini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TextUtil.setCurrentFont( Fo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TextUtil.PDFTextUtil( FontInfo fon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TextUtil.setFont( Font fo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TextUtil.selectFontForChar( char 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DFTextUtil.writeTf( Fo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TextUtil.getCurrentFo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TextUtil.setFonts( Font [ ] fo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TextUtil.writeTJChar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